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d3552a"/>
    </style:style>
    <style:style style:name="P2" style:family="paragraph" style:parent-style-name="Standard">
      <style:paragraph-properties fo:line-height="150%"/>
      <style:text-properties officeooo:paragraph-rsid="00daaf3c"/>
    </style:style>
    <style:style style:name="P3" style:family="paragraph" style:parent-style-name="Standard">
      <style:paragraph-properties fo:line-height="150%"/>
      <style:text-properties officeooo:paragraph-rsid="00ddeaf9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officeooo:paragraph-rsid="00ddeaf9"/>
    </style:style>
    <style:style style:name="P5" style:family="paragraph" style:parent-style-name="Standard">
      <style:paragraph-properties fo:line-height="150%"/>
      <style:text-properties officeooo:paragraph-rsid="00dc57cb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officeooo:paragraph-rsid="00d5c509"/>
    </style:style>
    <style:style style:name="P7" style:family="paragraph" style:parent-style-name="Standard">
      <style:text-properties officeooo:rsid="00c58d4a" officeooo:paragraph-rsid="00c58d4a"/>
    </style:style>
    <style:style style:name="P8" style:family="paragraph" style:parent-style-name="Standard">
      <style:text-properties officeooo:rsid="00c6448d" officeooo:paragraph-rsid="00c6448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paragraph-rsid="00c8e14a"/>
    </style:style>
    <style:style style:name="P11" style:family="paragraph" style:parent-style-name="Standard">
      <style:text-properties officeooo:rsid="00cb4abe" officeooo:paragraph-rsid="00cc6d3e"/>
    </style:style>
    <style:style style:name="P12" style:family="paragraph" style:parent-style-name="Standard">
      <style:paragraph-properties fo:text-align="center" style:justify-single-word="false"/>
      <style:text-properties officeooo:rsid="00cb4abe" officeooo:paragraph-rsid="00dc57cb"/>
    </style:style>
    <style:style style:name="P13" style:family="paragraph" style:parent-style-name="Standard">
      <style:text-properties officeooo:rsid="00ce25b6" officeooo:paragraph-rsid="00ce25b6"/>
    </style:style>
    <style:style style:name="P14" style:family="paragraph" style:parent-style-name="Standard">
      <style:text-properties officeooo:rsid="00ce25b6" officeooo:paragraph-rsid="00dc57cb"/>
    </style:style>
    <style:style style:name="P15" style:family="paragraph" style:parent-style-name="Standard">
      <style:paragraph-properties fo:text-align="center" style:justify-single-word="false"/>
      <style:text-properties officeooo:rsid="00ce25b6" officeooo:paragraph-rsid="00dc57cb"/>
    </style:style>
    <style:style style:name="P16" style:family="paragraph" style:parent-style-name="Standard">
      <style:text-properties officeooo:rsid="00d3552a" officeooo:paragraph-rsid="00d3552a"/>
    </style:style>
    <style:style style:name="P17" style:family="paragraph" style:parent-style-name="Standard">
      <style:paragraph-properties fo:line-height="150%"/>
      <style:text-properties officeooo:rsid="00d3552a" officeooo:paragraph-rsid="00d3552a"/>
    </style:style>
    <style:style style:name="P18" style:family="paragraph" style:parent-style-name="Standard">
      <style:text-properties officeooo:rsid="00d41258" officeooo:paragraph-rsid="00d41258"/>
    </style:style>
    <style:style style:name="P19" style:family="paragraph" style:parent-style-name="Standard">
      <style:paragraph-properties fo:text-align="center" style:justify-single-word="false"/>
      <style:text-properties officeooo:rsid="00d41258" officeooo:paragraph-rsid="00dc57cb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officeooo:rsid="00d41258" officeooo:paragraph-rsid="00d41258"/>
    </style:style>
    <style:style style:name="P21" style:family="paragraph" style:parent-style-name="Standard">
      <style:text-properties officeooo:rsid="00daaf3c" officeooo:paragraph-rsid="00daaf3c"/>
    </style:style>
    <style:style style:name="P22" style:family="paragraph" style:parent-style-name="Standard">
      <style:paragraph-properties fo:line-height="150%"/>
      <style:text-properties officeooo:rsid="00daaf3c" officeooo:paragraph-rsid="00daaf3c"/>
    </style:style>
    <style:style style:name="P23" style:family="paragraph" style:parent-style-name="Standard">
      <style:paragraph-properties fo:line-height="150%"/>
      <style:text-properties officeooo:rsid="00ddeaf9" officeooo:paragraph-rsid="00ddeaf9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officeooo:rsid="00ddeaf9" officeooo:paragraph-rsid="00ddeaf9"/>
    </style:style>
    <style:style style:name="P25" style:family="paragraph" style:parent-style-name="Standard">
      <style:paragraph-properties fo:margin-top="0cm" fo:margin-bottom="0cm" style:contextual-spacing="false" fo:line-height="150%"/>
      <style:text-properties officeooo:rsid="00d5c509" officeooo:paragraph-rsid="00d5c509"/>
    </style:style>
    <style:style style:name="P26" style:family="paragraph" style:parent-style-name="tfCours">
      <style:text-properties officeooo:paragraph-rsid="00e3ad30"/>
    </style:style>
    <style:style style:name="P27" style:family="paragraph" style:parent-style-name="Standard">
      <style:paragraph-properties fo:margin-top="0cm" fo:margin-bottom="0cm" style:contextual-spacing="false" fo:line-height="150%"/>
      <style:text-properties officeooo:rsid="00d41258" officeooo:paragraph-rsid="00d41258"/>
    </style:style>
    <style:style style:name="P2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3ce63" officeooo:paragraph-rsid="0029ba73" style:font-size-asian="20pt" style:font-weight-asian="bold" style:font-size-complex="20pt" style:font-weight-complex="bold"/>
    </style:style>
    <style:style style:name="P29" style:family="paragraph" style:parent-style-name="tfTitre_20_1_29_">
      <style:text-properties fo:font-variant="normal" fo:text-transform="none" style:font-name="Arial" fo:font-size="19pt" fo:font-style="normal" fo:font-weight="bold" officeooo:rsid="00cb7f62" officeooo:paragraph-rsid="00cb7f62" style:font-size-asian="13pt" style:font-weight-asian="bold" style:font-size-complex="13pt" style:font-weight-complex="bold"/>
    </style:style>
    <style:style style:name="P30" style:family="paragraph" style:parent-style-name="tfTitre_20_1_29_">
      <style:paragraph-properties fo:break-before="page"/>
    </style:style>
    <style:style style:name="P31" style:family="paragraph" style:parent-style-name="tfTitre_20_1_29_">
      <style:paragraph-properties fo:break-before="page"/>
      <style:text-properties officeooo:paragraph-rsid="00cc6d3e"/>
    </style:style>
    <style:style style:name="P32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33" style:family="paragraph" style:parent-style-name="tfTitre_20_I_29_">
      <style:paragraph-properties fo:break-before="page"/>
      <style:text-properties fo:text-transform="uppercase" style:font-name="Arial1" fo:font-size="22pt" fo:font-style="italic" fo:font-weight="bold" officeooo:rsid="00cb7f62" officeooo:paragraph-rsid="00cb7f62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1565c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cc7476" fo:background-color="transparent" loext:char-shading-value="0"/>
    </style:style>
    <style:style style:name="T2" style:family="text">
      <style:text-properties fo:font-size="18pt" officeooo:rsid="00d6f9b1" fo:background-color="transparent" loext:char-shading-value="0"/>
    </style:style>
    <style:style style:name="T3" style:family="text">
      <style:text-properties fo:font-size="18pt" officeooo:rsid="00e3ad30" fo:background-color="transparent" loext:char-shading-value="0"/>
    </style:style>
    <style:style style:name="T4" style:family="text">
      <style:text-properties fo:font-size="18pt" officeooo:rsid="00c8e14a"/>
    </style:style>
    <style:style style:name="T5" style:family="text">
      <style:text-properties fo:font-size="18pt" officeooo:rsid="00cc7476"/>
    </style:style>
    <style:style style:name="T6" style:family="text">
      <style:text-properties fo:font-size="18pt" officeooo:rsid="00d3552a"/>
    </style:style>
    <style:style style:name="T7" style:family="text">
      <style:text-properties fo:font-size="18pt" officeooo:rsid="00df02e1"/>
    </style:style>
    <style:style style:name="T8" style:family="text">
      <style:text-properties fo:font-size="18pt" officeooo:rsid="00e08f98"/>
    </style:style>
    <style:style style:name="T9" style:family="text">
      <style:text-properties fo:font-size="18pt" officeooo:rsid="00e3ad30"/>
    </style:style>
    <style:style style:name="T10" style:family="text">
      <style:text-properties fo:font-variant="normal" fo:text-transform="none" style:font-name="Arial" fo:font-size="19pt" fo:font-style="normal" fo:font-weight="bold" officeooo:rsid="00cc6d3e" style:font-size-asian="13pt" style:font-weight-asian="bold" style:font-size-complex="13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c8e14a" style:font-weight-asian="bold" style:font-weight-complex="bold"/>
    </style:style>
    <style:style style:name="T13" style:family="text">
      <style:text-properties officeooo:rsid="00c6448d"/>
    </style:style>
    <style:style style:name="T14" style:family="text">
      <style:text-properties officeooo:rsid="00c8e14a"/>
    </style:style>
    <style:style style:name="T15" style:family="text">
      <style:text-properties officeooo:rsid="00ca306b"/>
    </style:style>
    <style:style style:name="T16" style:family="text">
      <style:text-properties officeooo:rsid="00cc6d3e"/>
    </style:style>
    <style:style style:name="T17" style:family="text">
      <style:text-properties officeooo:rsid="00cc7476"/>
    </style:style>
    <style:style style:name="T18" style:family="text">
      <style:text-properties officeooo:rsid="00ce25b6"/>
    </style:style>
    <style:style style:name="T19" style:family="text">
      <style:text-properties officeooo:rsid="00d3552a"/>
    </style:style>
    <style:style style:name="T20" style:family="text">
      <style:text-properties officeooo:rsid="00d41258"/>
    </style:style>
    <style:style style:name="T21" style:family="text">
      <style:text-properties officeooo:rsid="00d5c509"/>
    </style:style>
    <style:style style:name="T22" style:family="text">
      <style:text-properties officeooo:rsid="00d6f9b1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ddeaf9"/>
    </style:style>
    <style:style style:name="T25" style:family="text">
      <style:text-properties officeooo:rsid="00df02e1"/>
    </style:style>
    <style:style style:name="T26" style:family="text">
      <style:text-properties officeooo:rsid="00daaf3c"/>
    </style:style>
    <style:style style:name="T27" style:family="text">
      <style:text-properties officeooo:rsid="00e2a026"/>
    </style:style>
    <style:style style:name="T28" style:family="text">
      <style:text-properties officeooo:rsid="00e3ad30"/>
    </style:style>
    <style:style style:name="T29" style:family="text">
      <style:text-properties officeooo:rsid="00cb4abe"/>
    </style:style>
    <style:style style:name="T30" style:family="text">
      <style:text-properties officeooo:rsid="00e4016b"/>
    </style:style>
    <style:style style:name="T31" style:family="text">
      <style:text-properties officeooo:rsid="00e45330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3" svg:stroke-width="0.02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2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215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1565c0" draw:opacity="1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10%" style:run-through="foreground"/>
    </style:style>
    <style:style style:name="gr13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opacity="2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0%" style:run-through="foreground"/>
    </style:style>
    <style:style style:name="gr14" style:family="graphic">
      <style:graphic-properties draw:stroke="solid" draw:stroke-dash="Dashed_20__28_var_29__20_3" svg:stroke-width="0.032cm" svg:stroke-color="#3465a4" draw:marker-start="" draw:marker-start-width="0.199cm" draw:marker-start-center="false" draw:marker-end="" draw:marker-end-width="0.199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2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0%" style:run-through="foreground"/>
    </style:style>
    <style:style style:name="gr16" style:family="graphic">
      <style:graphic-properties draw:stroke="solid" draw:stroke-dash="Dashed_20__28_var_29__20_3" svg:stroke-width="0.039cm" svg:stroke-color="#1565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963cm" fo:min-width="0.6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3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riangles isométriques</text:p>
      <text:p text:style-name="Standard"/>
      <text:list xml:id="list665856434" text:style-name="tfNum_20_I_29_">
        <text:list-item>
          <text:p text:style-name="P32">Définition</text:p>
        </text:list-item>
      </text:list>
      <text:p text:style-name="tfCours">Deux triangles dont les côtés et les angles sont respectivement de même<text:span text:style-name="T13">s</text:span> mesure<text:span text:style-name="T13">s</text:span> sont dits « isométriques » ou « superposables » ou encore « égaux ».</text:p>
      <text:p text:style-name="P7"/>
      <text:p text:style-name="P8"><text:span text:style-name="T15">Dans des triangles isométriques, l</text:span>es sommets, côtés et angles qui se correspondent sont dits « homologues ».</text:p>
      <text:p text:style-name="P8"/>
      <text:p text:style-name="P10"><text:span text:style-name="T12">Ex :</text:span><text:span text:style-name="T14"> Les deux triangles ci-dessous sont i</text:span><text:span text:style-name="T4">s</text:span><text:span text:style-name="T14">ométriques. <text:line-break/>Coder les côtés et angles homologues.</text:span></text:p>
      <text:p text:style-name="Standard"/>
      <text:p text:style-name="P9"><draw:g text:anchor-type="as-char" draw:z-index="0" draw:name="Forme1" draw:style-name="gr1"><draw:polygon draw:style-name="gr12" draw:text-style-name="P38" svg:width="6.884cm" svg:height="2.498cm" svg:x="0.694cm" svg:y="3.621cm" svg:viewBox="0 0 6885 2499" draw:points="0,2194 2903,0 6885,2499"><text:p/></draw:polygon><draw:polygon draw:style-name="gr12" draw:text-style-name="P38" svg:width="6.466cm" svg:height="3.143cm" svg:x="6.066cm" svg:y="0.67cm" svg:viewBox="0 0 6467 3144" draw:points="0,0 1831,3144 6467,2377"><text:p/></draw:polygon><draw:path draw:style-name="gr13" draw:text-style-name="P39" svg:width="0.655cm" svg:height="0.602cm" svg:x="6.066cm" svg:y="0.67cm" svg:viewBox="0 0 656 603" svg:d="M349 603c143-81 250-209 307-362l-656-241z"><text:p/></draw:path><draw:path draw:style-name="gr14" draw:text-style-name="P40" svg:width="0.655cm" svg:height="0.602cm" svg:x="6.066cm" svg:y="0.67cm" svg:viewBox="0 0 656 603" svg:d="M349 603c143-81 250-209 307-362l-656-241z"><text:p/></draw:path><draw:path draw:style-name="gr15" draw:text-style-name="P39" svg:width="1.039cm" svg:height="0.697cm" svg:x="7.545cm" svg:y="3.116cm" svg:viewBox="0 0 1040 698" svg:d="M1040 585c-40-227-184-420-393-517-207-100-451-89-647 27l352 603z"><text:p/></draw:path><draw:path draw:style-name="gr14" draw:text-style-name="P40" svg:width="1.039cm" svg:height="0.697cm" svg:x="7.545cm" svg:y="3.116cm" svg:viewBox="0 0 1040 698" svg:d="M1040 585c-40-227-184-420-393-517-207-100-451-89-647 27l352 603z"><text:p/></draw:path><draw:path draw:style-name="gr15" draw:text-style-name="P39" svg:width="0.698cm" svg:height="0.353cm" svg:x="11.834cm" svg:y="2.806cm" svg:viewBox="0 0 699 354" svg:d="M44 0c-42 114-55 235-34 354l689-113z"><text:p/></draw:path><draw:path draw:style-name="gr14" draw:text-style-name="P40" svg:width="0.698cm" svg:height="0.353cm" svg:x="11.834cm" svg:y="2.806cm" svg:viewBox="0 0 699 354" svg:d="M44 0c-42 114-55 235-34 354l689-113z"><text:p/></draw:path><draw:path draw:style-name="gr15" draw:text-style-name="P39" svg:width="0.699cm" svg:height="0.452cm" svg:x="0.694cm" svg:y="5.391cm" svg:viewBox="0 0 700 453" svg:d="M699 453c7-162-43-322-140-453l-559 422z"><text:p/></draw:path><draw:path draw:style-name="gr14" draw:text-style-name="P40" svg:width="0.699cm" svg:height="0.452cm" svg:x="0.694cm" svg:y="5.391cm" svg:viewBox="0 0 700 453" svg:d="M699 453c7-162-43-322-140-453l-559 422z"><text:p/></draw:path><draw:path draw:style-name="gr15" draw:text-style-name="P39" svg:width="0.696cm" svg:height="0.372cm" svg:x="6.882cm" svg:y="5.744cm" svg:viewBox="0 0 697 373" svg:d="M107 0c-65 104-103 220-107 342l697 31z"><text:p/></draw:path><draw:path draw:style-name="gr14" draw:text-style-name="P40" svg:width="0.696cm" svg:height="0.372cm" svg:x="6.882cm" svg:y="5.744cm" svg:viewBox="0 0 697 373" svg:d="M107 0c-65 104-103 220-107 342l697 31z"><text:p/></draw:path><draw:path draw:style-name="gr15" draw:text-style-name="P39" svg:width="1.148cm" svg:height="0.699cm" svg:x="3.041cm" svg:y="3.621cm" svg:viewBox="0 0 1149 700" svg:d="M0 422c137 183 357 286 586 277 230-11 440-133 563-326l-593-373z"><text:p/></draw:path><draw:path draw:style-name="gr14" draw:text-style-name="P40" svg:width="1.148cm" svg:height="0.699cm" svg:x="3.041cm" svg:y="3.621cm" svg:viewBox="0 0 1149 700" svg:d="M0 422c137 183 357 286 586 277 230-11 440-133 563-326l-593-373z"><text:p/></draw:path><draw:line draw:style-name="gr16" draw:text-style-name="P35" svg:x1="0.694cm" svg:y1="5.815cm" svg:x2="3.597cm" svg:y2="3.621cm"><text:p/></draw:line><draw:line draw:style-name="gr16" draw:text-style-name="P35" svg:x1="3.597cm" svg:y1="3.621cm" svg:x2="7.579cm" svg:y2="6.12cm"><text:p/></draw:line><draw:line draw:style-name="gr16" draw:text-style-name="P35" svg:x1="7.579cm" svg:y1="6.118cm" svg:x2="0.694cm" svg:y2="5.813cm"><text:p/></draw:line><draw:line draw:style-name="gr16" draw:text-style-name="P35" svg:x1="6.066cm" svg:y1="0.67cm" svg:x2="7.897cm" svg:y2="3.814cm"><text:p/></draw:line><draw:line draw:style-name="gr16" draw:text-style-name="P35" svg:x1="7.897cm" svg:y1="3.814cm" svg:x2="12.533cm" svg:y2="3.047cm"><text:p/></draw:line><draw:line draw:style-name="gr16" draw:text-style-name="P35" svg:x1="12.533cm" svg:y1="3.047cm" svg:x2="6.066cm" svg:y2="0.67cm"><text:p/></draw:line><draw:frame draw:style-name="gr17" draw:text-style-name="P37" svg:width="0.562cm" svg:height="0.793cm" svg:x="0cm" svg:y="5.45cm"><draw:text-box><text:p text:style-name="P36"><text:span text:style-name="T32">A</text:span></text:p></draw:text-box></draw:frame><draw:frame draw:style-name="gr18" draw:text-style-name="P37" svg:width="0.526cm" svg:height="0.793cm" svg:x="3.327cm" svg:y="2.81cm"><draw:text-box><text:p text:style-name="P36"><text:span text:style-name="T32">B</text:span></text:p></draw:text-box></draw:frame><draw:frame draw:style-name="gr18" draw:text-style-name="P37" svg:width="0.526cm" svg:height="0.793cm" svg:x="7.752cm" svg:y="5.867cm"><draw:text-box><text:p text:style-name="P36"><text:span text:style-name="T32">C</text:span></text:p></draw:text-box></draw:frame><draw:frame draw:style-name="gr19" draw:text-style-name="P37" svg:width="0.756cm" svg:height="1.024cm" svg:x="7.452cm" svg:y="3.881cm"><draw:text-box><text:p text:style-name="P36"><text:span text:style-name="T32">D</text:span></text:p></draw:text-box></draw:frame><draw:frame draw:style-name="gr20" draw:text-style-name="P37" svg:width="0.5cm" svg:height="0.793cm" svg:x="5.433cm" svg:y="0cm"><draw:text-box><text:p text:style-name="P36"><text:span text:style-name="T32">E</text:span></text:p></draw:text-box></draw:frame><draw:frame draw:style-name="gr21" draw:text-style-name="P37" svg:width="0.456cm" svg:height="0.793cm" svg:x="12.758cm" svg:y="2.755cm"><draw:text-box><text:p text:style-name="P36"><text:span text:style-name="T32">F</text:span></text:p></draw:text-box></draw:frame></draw:g></text:p>
      <text:p text:style-name="Standard"/>
      <text:p text:style-name="Standard"/>
      <text:p text:style-name="Standard"/>
      <text:list xml:id="list191450601960351" text:continue-numbering="true" text:style-name="tfNum_20_I_29_">
        <text:list-item>
          <text:p text:style-name="P33">Les 3 cas d’égalité<text:span text:style-name="T18">s</text:span></text:p>
        </text:list-item>
      </text:list>
      <text:list xml:id="list180451988" text:style-name="tfNum_20_1_29_">
        <text:list-item>
          <text:p text:style-name="P29">Avec 3 égalités de côtés</text:p>
        </text:list-item>
      </text:list>
      <text:p text:style-name="tfCours"><text:span text:style-name="T5">Si d</text:span>eux triangles <text:span text:style-name="T1">ont</text:span> <text:span text:style-name="T24">leurs </text:span><text:span text:style-name="T17">3 </text:span>côtés égaux deux à deux, <text:span text:style-name="T17">alors ils</text:span> sont isométriques.</text:p>
      <text:p text:style-name="Standard"/>
      <text:p text:style-name="tfCours"><text:span text:style-name="T28">Si les 3 côtés d’un triangle sont respectivement égaux aux 3 côtés d’un autre, alors ces deu</text:span><text:span text:style-name="T9">x</text:span><text:span text:style-name="T28"> triangles sont isométriques.</text:span></text:p>
      <text:p text:style-name="Standard"/>
      <text:p text:style-name="P13"><text:span text:style-name="T11">Ex :</text:span> Soit un parallélogramme ABCD. Montrer que les triangles ABD et CDB sont isométriques.</text:p>
      <text:p text:style-name="P15"><draw:g text:anchor-type="as-char" draw:z-index="2" draw:name="Forme2_0" draw:style-name="gr1"><draw:g draw:name="Forme2_2" draw:style-name="gr2"><draw:line draw:style-name="gr5" draw:text-style-name="P35" svg:x1="0.629cm" svg:y1="0.756cm" svg:x2="5.351cm" svg:y2="0.592cm"><text:p/></draw:line><draw:line draw:style-name="gr5" draw:text-style-name="P35" svg:x1="5.351cm" svg:y1="0.592cm" svg:x2="6.756cm" svg:y2="3.065cm"><text:p/></draw:line><draw:line draw:style-name="gr5" draw:text-style-name="P35" svg:x1="6.756cm" svg:y1="3.065cm" svg:x2="2.034cm" svg:y2="3.229cm"><text:p/></draw:line><draw:line draw:style-name="gr5" draw:text-style-name="P35" svg:x1="2.034cm" svg:y1="3.229cm" svg:x2="0.629cm" svg:y2="0.756cm"><text:p/></draw:line><draw:line draw:style-name="gr5" draw:text-style-name="P35" svg:x1="5.351cm" svg:y1="0.592cm" svg:x2="2.034cm" svg:y2="3.229cm"><text:p/></draw:line></draw:g><draw:frame draw:style-name="gr10" draw:text-style-name="P37" svg:width="0.562cm" svg:height="0.793cm" svg:x="0cm" svg:y="0.113cm"><draw:text-box><text:p text:style-name="P36"><text:span text:style-name="T32">A</text:span></text:p></draw:text-box></draw:frame><draw:frame draw:style-name="gr11" draw:text-style-name="P37" svg:width="0.526cm" svg:height="0.793cm" svg:x="5.479cm" svg:y="0cm"><draw:text-box><text:p text:style-name="P36"><text:span text:style-name="T32">B</text:span></text:p></draw:text-box></draw:frame><draw:frame draw:style-name="gr11" draw:text-style-name="P37" svg:width="0.526cm" svg:height="0.793cm" svg:x="6.81cm" svg:y="2.843cm"><draw:text-box><text:p text:style-name="P36"><text:span text:style-name="T32">C</text:span></text:p></draw:text-box></draw:frame><draw:frame draw:style-name="gr10" draw:text-style-name="P37" svg:width="0.562cm" svg:height="0.793cm" svg:x="1.543cm" svg:y="3.14cm"><draw:text-box><text:p text:style-name="P36"><text:span text:style-name="T32">D</text:span></text:p></draw:text-box></draw:frame></draw:g></text:p>
      <text:p text:style-name="P14"/>
      <text:p text:style-name="P17">Par hypothèses, ABCD est un parallélogramme</text:p>
      <text:p text:style-name="P1"><text:span text:style-name="T6">d</text:span><text:span text:style-name="T19">onc ses côtés opposés sont égaux</text:span></text:p>
      <text:p text:style-name="P17">donc AB = <text:s text:c="12"/>et AD =</text:p>
      <text:p text:style-name="P17"/>
      <text:p text:style-name="P23">Dans les triangles <text:span text:style-name="T19">ABD et CDB, </text:span>on a donc :</text:p>
      <text:p text:style-name="P23">AB =</text:p>
      <text:p text:style-name="P23">AD =</text:p>
      <text:p text:style-name="P23">[D<text:span text:style-name="T30">B</text:span>] est un côté commun</text:p>
      <text:p text:style-name="P3"><text:span text:style-name="T8">o</text:span><text:span text:style-name="T24">r </text:span><text:span text:style-name="T31">s</text:span><text:span text:style-name="T24">i les 3 côtés d’un triangle sont respectivement égaux aux 3 côtés d’un autre, alors ces deux triangles sont isométriques.</text:span></text:p>
      <text:p text:style-name="P5"><text:span text:style-name="T8">d</text:span><text:span text:style-name="T24">onc </text:span><text:span text:style-name="T19">ABD et CDB sont </text:span><text:span text:style-name="T24">i</text:span><text:span text:style-name="T19">sométriques.</text:span></text:p>
      <text:p text:style-name="P16"/>
      <text:p text:style-name="P13"/>
      <text:list xml:id="list191450623346826" text:continue-numbering="true" text:style-name="tfNum_20_1_29_">
        <text:list-item>
          <text:p text:style-name="P30">A<text:span text:style-name="T16">vec 2 égalités de côtés et 1 égalité d’angles</text:span></text:p>
        </text:list-item>
      </text:list>
      <text:p text:style-name="tfCours"><text:span text:style-name="T17">Si deux triangles </text:span><text:span text:style-name="T5">ont</text:span><text:span text:style-name="T17"> 1 angle de même mesure </text:span><text:span text:style-name="T5">compris entre 2 côtés </text:span><text:span text:style-name="T2">égaux deux à deux</text:span><text:span text:style-name="T5">, alors ils sont isométriques.</text:span></text:p>
      <text:p text:style-name="Standard"/>
      <text:p text:style-name="tfCours">Si 2 côtés d’un triangle sont respectivement égaux à 2 côtés d’un autre, et que les angles compris entre ces côtés sont égaux, alors ces deux triangles sont isométriques.</text:p>
      <text:p text:style-name="Standard"/>
      <text:p text:style-name="P18"><text:span text:style-name="T11">Ex :</text:span> I est le milieu de [AB] et [CD]. Montrer que les triangles ADI et ICB sont isométriques.</text:p>
      <text:p text:style-name="P19"><draw:g text:anchor-type="as-char" draw:z-index="3" draw:name="Forme3_0" draw:style-name="gr1"><draw:g draw:name="Forme3_2" draw:style-name="gr2"><draw:line draw:style-name="gr5" draw:text-style-name="P35" svg:x1="0.624cm" svg:y1="0.533cm" svg:x2="7.296cm" svg:y2="3.491cm"><text:p/></draw:line><draw:line draw:style-name="gr5" draw:text-style-name="P35" svg:x1="3.698cm" svg:y1="0.697cm" svg:x2="4.217cm" svg:y2="3.326cm"><text:p/></draw:line><draw:line draw:style-name="gr5" draw:text-style-name="P35" svg:x1="0.624cm" svg:y1="0.533cm" svg:x2="3.698cm" svg:y2="0.697cm"><text:p/></draw:line><draw:line draw:style-name="gr5" draw:text-style-name="P35" svg:x1="4.217cm" svg:y1="3.327cm" svg:x2="7.296cm" svg:y2="3.492cm"><text:p/></draw:line></draw:g><draw:frame draw:style-name="gr6" draw:text-style-name="P37" svg:width="0.562cm" svg:height="0.793cm" svg:x="0cm" svg:y="0cm"><draw:text-box><text:p text:style-name="P36"><text:span text:style-name="T32">A</text:span></text:p></draw:text-box></draw:frame><draw:frame draw:style-name="gr6" draw:text-style-name="P37" svg:width="0.562cm" svg:height="0.793cm" svg:x="3.722cm" svg:y="0.028cm"><draw:text-box><text:p text:style-name="P36"><text:span text:style-name="T32">D</text:span></text:p></draw:text-box></draw:frame><draw:frame draw:style-name="gr9" draw:text-style-name="P37" svg:width="0.315cm" svg:height="0.793cm" svg:x="4.023cm" svg:y="1.367cm"><draw:text-box><text:p text:style-name="P36"><text:span text:style-name="T32">I</text:span></text:p></draw:text-box></draw:frame><draw:frame draw:style-name="gr7" draw:text-style-name="P37" svg:width="0.526cm" svg:height="0.793cm" svg:x="3.621cm" svg:y="3.127cm"><draw:text-box><text:p text:style-name="P36"><text:span text:style-name="T32">C</text:span></text:p></draw:text-box></draw:frame><draw:frame draw:style-name="gr7" draw:text-style-name="P37" svg:width="0.526cm" svg:height="0.793cm" svg:x="7.484cm" svg:y="3.141cm"><draw:text-box><text:p text:style-name="P36"><text:span text:style-name="T32">B</text:span></text:p></draw:text-box></draw:frame></draw:g></text:p>
      <text:p text:style-name="P20">Par hypothèses :</text:p>
      <text:p text:style-name="P20">I est le milieu de [AB] donc IA =</text:p>
      <text:p text:style-name="P20">I est le milieu de [CD] donc ID =</text:p>
      <text:p text:style-name="P6"><text:span text:style-name="T20">De plus (AB) et (CD) se coupent </text:span><text:span text:style-name="T31">en </text:span><text:span text:style-name="T20">I donc </text:span><text:span text:style-name="T20"><draw:frame draw:style-name="fr1" draw:name="Objet1" text:anchor-type="as-char" svg:y="-0.644cm" svg:width="1.358cm" svg:height="0.787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s/></text:span><text:span text:style-name="T21">et </text:span><text:span text:style-name="T21"><draw:frame draw:style-name="fr1" draw:name="Objet2" text:anchor-type="as-char" svg:y="-0.644cm" svg:width="1.286cm" svg:height="0.78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s/></text:span><text:span text:style-name="T21">sont opposés par le sommet donc </text:span></text:p>
      <text:p text:style-name="P25"/>
      <text:p text:style-name="P24">Dans les triangles <text:span text:style-name="T20">ADI et ICB, </text:span>on a donc :</text:p>
      <text:p text:style-name="P24">IA =</text:p>
      <text:p text:style-name="P24">ID =</text:p>
      <text:p text:style-name="P24"><draw:frame draw:style-name="fr1" draw:name="Objet5" text:anchor-type="as-char" svg:y="-0.644cm" svg:width="1.358cm" svg:height="0.78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text:s/>=</text:p>
      <text:p text:style-name="P4"><text:span text:style-name="T8">o</text:span>r si 2 côtés d’un triangle sont respectivement égaux à 2 côtés d’un autre, et que les angles compris entre ces côtés sont égaux, alors ces deux triangles sont isométriques</text:p>
      <text:p text:style-name="P6"><text:span text:style-name="T8">d</text:span><text:span text:style-name="T21">onc les triangles ADI et ICB </text:span><text:span text:style-name="T24">s</text:span><text:span text:style-name="T21">ont </text:span><text:span text:style-name="T24">isométriques.</text:span></text:p>
      <text:list xml:id="list191449678136860" text:continue-numbering="true" text:style-name="tfNum_20_1_29_">
        <text:list-item>
          <text:p text:style-name="P31">A<text:span text:style-name="T16">vec </text:span><text:span text:style-name="T10">1</text:span><text:span text:style-name="T16"> égalité de côtés et </text:span><text:span text:style-name="T10">2</text:span><text:span text:style-name="T16"> égalités d’angles</text:span></text:p>
        </text:list-item>
      </text:list>
      <text:p text:style-name="tfCours">Si deux triangles ont 1 côté <text:span text:style-name="T2">égal</text:span> compris entre 2 angles <text:span text:style-name="T22">de</text:span> mêmes mesures <text:span text:style-name="T22">deux à deux</text:span>, alors ils sont isométriques.</text:p>
      <text:p text:style-name="P11"/>
      <text:p text:style-name="P26"><text:span text:style-name="T29">Si 2 </text:span><text:span text:style-name="T3">angle</text:span><text:span text:style-name="T29">s d’un triangle sont respectivement égaux à 2 </text:span><text:span text:style-name="T3">angle</text:span><text:span text:style-name="T29">s d’un autre, et que les </text:span><text:span text:style-name="T3">côtés</text:span><text:span text:style-name="T29"> compris entre ces </text:span><text:span text:style-name="T3">angle</text:span><text:span text:style-name="T29">s sont égaux, alors ces deux triangles sont isométriques.</text:span></text:p>
      <text:p text:style-name="P11"/>
      <text:p text:style-name="P21"><text:span text:style-name="T23">Ex :</text:span> Dans la figure ci-dessous, A, B et E sont alignés ainsi que B, D et C. Montrer que les triangles ABC et BDE sont isométriques.</text:p>
      <text:p text:style-name="P12"><draw:g text:anchor-type="as-char" draw:z-index="4" draw:name="Forme4_0" draw:style-name="gr1"><draw:g draw:name="Forme4_2" draw:style-name="gr2"><draw:polygon draw:style-name="gr3" draw:text-style-name="P34" svg:width="0.518cm" svg:height="0.52cm" svg:x="2.98cm" svg:y="4.607cm" svg:viewBox="0 0 519 521" draw:points="0,0 519,0 519,521 0,521"><text:p/></draw:polygon><draw:path draw:style-name="gr3" draw:text-style-name="P34" svg:width="0.736cm" svg:height="0.611cm" svg:x="0.617cm" svg:y="4.516cm" svg:viewBox="0 0 737 612" svg:d="M737 612c0-246-123-475-325-612l-412 612z"><text:p/></draw:path><draw:path draw:style-name="gr4" draw:text-style-name="P35" svg:width="0.26cm" svg:height="0.487cm" svg:x="0.946cm" svg:y="4.64cm" svg:viewBox="0 0 261 488" svg:d="M261 488c0-196-98-378-261-488"><text:p/></draw:path><draw:path draw:style-name="gr3" draw:text-style-name="P34" svg:width="0.611cm" svg:height="0.736cm" svg:x="3.499cm" svg:y="2.25cm" svg:viewBox="0 0 612 737" svg:d="M0 737c246 0 476-125 612-327l-612-410z"><text:p/></draw:path><draw:path draw:style-name="gr4" draw:text-style-name="P35" svg:width="0.489cm" svg:height="0.262cm" svg:x="3.499cm" svg:y="2.577cm" svg:viewBox="0 0 490 263" svg:d="M0 263c199 0 381-100 490-263"><text:p/></draw:path><draw:line draw:style-name="gr5" draw:text-style-name="P35" svg:x1="7.819cm" svg:y1="5.13cm" svg:x2="3.499cm" svg:y2="2.25cm"><text:p/></draw:line><draw:line draw:style-name="gr5" draw:text-style-name="P35" svg:x1="3.499cm" svg:y1="0.81cm" svg:x2="0.617cm" svg:y2="5.13cm"><text:p/></draw:line><draw:line draw:style-name="gr5" draw:text-style-name="P35" svg:x1="0.617cm" svg:y1="5.128cm" svg:x2="3.499cm" svg:y2="5.128cm"><text:p/></draw:line><draw:line draw:style-name="gr5" draw:text-style-name="P35" svg:x1="1.997cm" svg:y1="4.978cm" svg:x2="1.997cm" svg:y2="5.274cm"><text:p/></draw:line><draw:line draw:style-name="gr5" draw:text-style-name="P35" svg:x1="2.121cm" svg:y1="4.978cm" svg:x2="2.121cm" svg:y2="5.274cm"><text:p/></draw:line><draw:line draw:style-name="gr5" draw:text-style-name="P35" svg:x1="3.499cm" svg:y1="5.128cm" svg:x2="7.819cm" svg:y2="5.128cm"><text:p/></draw:line><draw:line draw:style-name="gr5" draw:text-style-name="P35" svg:x1="3.499cm" svg:y1="0.81cm" svg:x2="3.499cm" svg:y2="2.25cm"><text:p/></draw:line><draw:line draw:style-name="gr5" draw:text-style-name="P35" svg:x1="3.499cm" svg:y1="2.25cm" svg:x2="3.499cm" svg:y2="5.13cm"><text:p/></draw:line><draw:line draw:style-name="gr5" draw:text-style-name="P35" svg:x1="3.646cm" svg:y1="3.628cm" svg:x2="3.352cm" svg:y2="3.628cm"><text:p/></draw:line><draw:line draw:style-name="gr5" draw:text-style-name="P35" svg:x1="3.646cm" svg:y1="3.75cm" svg:x2="3.352cm" svg:y2="3.75cm"><text:p/></draw:line></draw:g><draw:frame draw:style-name="gr6" draw:text-style-name="P37" svg:width="0.562cm" svg:height="0.793cm" svg:x="0cm" svg:y="4.763cm"><draw:text-box><text:p text:style-name="P36"><text:span text:style-name="T32">A</text:span></text:p></draw:text-box></draw:frame><draw:frame draw:style-name="gr7" draw:text-style-name="P37" svg:width="0.526cm" svg:height="0.793cm" svg:x="3.325cm" svg:y="0cm"><draw:text-box><text:p text:style-name="P36"><text:span text:style-name="T32">C</text:span></text:p></draw:text-box></draw:frame><draw:frame draw:style-name="gr7" draw:text-style-name="P37" svg:width="0.526cm" svg:height="0.793cm" svg:x="3.29cm" svg:y="5.124cm"><draw:text-box><text:p text:style-name="P36"><text:span text:style-name="T32">B</text:span></text:p></draw:text-box></draw:frame><draw:frame draw:style-name="gr6" draw:text-style-name="P37" svg:width="0.562cm" svg:height="0.793cm" svg:x="3.59cm" svg:y="1.554cm"><draw:text-box><text:p text:style-name="P36"><text:span text:style-name="T32">D</text:span></text:p></draw:text-box></draw:frame><draw:frame draw:style-name="gr8" draw:text-style-name="P37" svg:width="0.5cm" svg:height="0.793cm" svg:x="8.043cm" svg:y="4.771cm"><draw:text-box><text:p text:style-name="P36"><text:span text:style-name="T32">E</text:span></text:p></draw:text-box></draw:frame></draw:g></text:p>
      <text:p text:style-name="P22">Par hypothèses :</text:p>
      <text:p text:style-name="P22">AB =</text:p>
      <text:p text:style-name="P22"><draw:frame draw:style-name="fr1" draw:name="Objet3" text:anchor-type="as-char" svg:y="-0.644cm" svg:width="1.533cm" svg:height="0.787cm" draw:z-index="7"><draw:object xlink:href="./Object 3" xlink:type="simple" xlink:show="embed" xlink:actuate="onLoad"/><draw:image xlink:href="./ObjectReplacements/Object 3" xlink:type="simple" xlink:show="embed" xlink:actuate="onLoad"/></draw:frame><text:s/><text:span text:style-name="T27">=</text:span></text:p>
      <text:p text:style-name="P2"><text:span text:style-name="T25"><draw:frame draw:style-name="fr1" draw:name="Objet6" text:anchor-type="as-char" svg:y="-0.644cm" svg:width="1.538cm" svg:height="0.787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5"><text:s/>= 90° et </text:span><text:span text:style-name="T26">A, B et E sont alignés donc </text:span><text:span text:style-name="T26"><draw:frame draw:style-name="fr1" draw:name="Objet4" text:anchor-type="as-char" svg:y="-0.633cm" svg:width="1.503cm" svg:height="0.776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26"><text:s/>=</text:span></text:p>
      <text:p text:style-name="P2"/>
      <text:p text:style-name="P2"><text:span text:style-name="T7">Dans</text:span><text:span text:style-name="T26"> les triangles ABC et BDE, </text:span><text:span text:style-name="T25">on a donc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8H1M39S</meta:editing-duration>
    <meta:editing-cycles>167</meta:editing-cycles>
    <meta:generator>LibreOffice/7.3.7.2$Linux_X86_64 LibreOffice_project/30$Build-2</meta:generator>
    <meta:initial-creator>Véronique et Thibaud FONTANET</meta:initial-creator>
    <dc:date>2025-07-12T19:14:49.087368203</dc:date>
    <meta:print-date>2015-03-21T18:42:51.093000000</meta:print-date>
    <meta:document-statistic meta:table-count="0" meta:image-count="0" meta:object-count="6" meta:page-count="4" meta:paragraph-count="46" meta:word-count="471" meta:character-count="2492" meta:non-whitespace-character-count="2048"/>
  </office:meta>
</office:document-meta>
</file>

<file path=Object 1/content.xml><?xml version="1.0" encoding="utf-8"?>
<math xmlns="http://www.w3.org/1998/Math/MathML" display="block">
  <semantics>
    <mover accent="true">
      <mtext>AID</mtext>
      <mo stretchy="true">^</mo>
    </mover>
    <annotation encoding="StarMath 5.0"> widehat{ nospace{ "AID" }}%%&lt;cmathArbre&gt;«ang­varMaj AID»&lt;/cmathArbre&gt;&lt;cmathFormule&gt;ang(AID)&lt;/cmathFormule&gt;</annotation>
  </semantics>
</math>
</file>

<file path=Object 2/content.xml><?xml version="1.0" encoding="utf-8"?>
<math xmlns="http://www.w3.org/1998/Math/MathML" display="block">
  <semantics>
    <mover accent="true">
      <mtext>BIC</mtext>
      <mo stretchy="true">^</mo>
    </mover>
    <annotation encoding="StarMath 5.0"> widehat{ nospace{ "BIC" }}%%&lt;cmathArbre&gt;«ang­varMaj BIC»&lt;/cmathArbre&gt;&lt;cmathFormule&gt;ang(BIC)&lt;/cmathFormule&gt;</annotation>
  </semantics>
</math>
</file>

<file path=Object 3/content.xml><?xml version="1.0" encoding="utf-8"?>
<math xmlns="http://www.w3.org/1998/Math/MathML" display="block">
  <semantics>
    <mover accent="true">
      <mtext>BAC</mtext>
      <mo stretchy="true">^</mo>
    </mover>
    <annotation encoding="StarMath 5.0"> widehat{ nospace{ "BAC" }}%%&lt;cmathArbre&gt;«ang­varMaj BAC»&lt;/cmathArbre&gt;&lt;cmathFormule&gt;ang(BAC)&lt;/cmathFormule&gt;</annotation>
  </semantics>
</math>
</file>

<file path=Object 4/content.xml><?xml version="1.0" encoding="utf-8"?>
<math xmlns="http://www.w3.org/1998/Math/MathML" display="block">
  <semantics>
    <mover accent="true">
      <mtext>DBE</mtext>
      <mo stretchy="true">^</mo>
    </mover>
    <annotation encoding="StarMath 5.0"> widehat{ nospace{ "DBE" }}%%&lt;cmathArbre&gt;«ang­varMaj DBE»&lt;/cmathArbre&gt;&lt;cmathFormule&gt;ang(DBE)&lt;/cmathFormule&gt;</annotation>
  </semantics>
</math>
</file>

<file path=Object 5/content.xml><?xml version="1.0" encoding="utf-8"?>
<math xmlns="http://www.w3.org/1998/Math/MathML" display="block">
  <semantics>
    <mover accent="true">
      <mtext>AID</mtext>
      <mo stretchy="true">^</mo>
    </mover>
    <annotation encoding="StarMath 5.0"> widehat{ nospace{ "AID" }}%%&lt;cmathArbre&gt;«ang­varMaj AID»&lt;/cmathArbre&gt;&lt;cmathFormule&gt;ang(AID)&lt;/cmathFormule&gt;</annotation>
  </semantics>
</math>
</file>

<file path=Object 6/content.xml><?xml version="1.0" encoding="utf-8"?>
<math xmlns="http://www.w3.org/1998/Math/MathML" display="block">
  <semantics>
    <mover accent="true">
      <mtext>ABC</mtext>
      <mo stretchy="true">^</mo>
    </mover>
    <annotation encoding="StarMath 5.0"> widehat{ nospace{ "ABC" }}%%&lt;cmathArbre&gt;«ang­varMaj ABC»&lt;/cmathArbre&gt;&lt;cmathFormule&gt;ang(ABC)&lt;/cmathFormule&gt;</annotation>
  </semantics>
</math>
</file>